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4.7cm">
          <text:p/>
        </draw:line>
        <draw:rect draw:style-name="gr2" draw:text-style-name="P1" draw:layer="layout" svg:width="107.4cm" svg:height="83.1cm" svg:x="2cm" svg:y="0.5cm">
          <text:p/>
        </draw:rect>
        <draw:rect draw:style-name="gr3" draw:text-style-name="P1" draw:layer="layout" svg:width="106.4cm" svg:height="82.1cm" svg:x="2.5cm" svg:y="1cm">
          <text:p/>
        </draw:rect>
        <draw:rect draw:style-name="gr4" draw:text-style-name="P1" draw:layer="layout" svg:width="9cm" svg:height="83.1cm" svg:x="109.4cm" svg:y="0.5cm">
          <text:p/>
        </draw:rect>
        <draw:g>
          <draw:line draw:style-name="gr1" draw:text-style-name="P1" draw:layer="layout" svg:x1="109.4cm" svg:y1="68.1cm" svg:x2="118.4cm" svg:y2="68.1cm">
            <text:p/>
          </draw:line>
          <draw:line draw:style-name="gr1" draw:text-style-name="P1" draw:layer="layout" svg:x1="109.4cm" svg:y1="79.8cm" svg:x2="118.4cm" svg:y2="79.8cm">
            <text:p/>
          </draw:line>
          <draw:line draw:style-name="gr1" draw:text-style-name="P1" draw:layer="layout" svg:x1="109.4cm" svg:y1="82.1cm" svg:x2="118.4cm" svg:y2="82.1cm">
            <text:p/>
          </draw:line>
          <draw:line draw:style-name="gr1" draw:text-style-name="P1" draw:layer="layout" svg:x1="109.4cm" svg:y1="79.1cm" svg:x2="118.4cm" svg:y2="79.1cm">
            <text:p/>
          </draw:line>
          <draw:frame draw:style-name="gr5" draw:text-style-name="P2" draw:layer="layout" svg:width="1.7cm" svg:height="0.53cm" svg:x="109.3cm" svg:y="79.1cm">
            <draw:text-box>
              <text:p><text:span text:style-name="T1">Scale:</text:span></text:p>
            </draw:text-box>
          </draw:frame>
          <draw:line draw:style-name="gr1" draw:text-style-name="P1" draw:layer="layout" svg:x1="113.95cm" svg:y1="79.1cm" svg:x2="113.95cm" svg:y2="79.8cm">
            <text:p/>
          </draw:line>
          <draw:frame draw:style-name="gr6" draw:text-style-name="P2" draw:layer="layout" svg:width="1.086cm" svg:height="0.53cm" svg:x="113.955cm" svg:y="79.1cm">
            <draw:text-box>
              <text:p><text:span text:style-name="T1">Date:</text:span></text:p>
            </draw:text-box>
          </draw:frame>
          <draw:line draw:style-name="gr1" draw:text-style-name="P1" draw:layer="layout" svg:x1="109.4cm" svg:y1="77.1cm" svg:x2="118.4cm" svg:y2="77.1cm">
            <text:p/>
          </draw:line>
          <draw:line draw:style-name="gr1" draw:text-style-name="P1" draw:layer="layout" svg:x1="111.4cm" svg:y1="77.1cm" svg:x2="111.4cm" svg:y2="79.1cm">
            <text:p/>
          </draw:line>
          <draw:rect draw:style-name="gr3" draw:text-style-name="P1" draw:layer="layout" svg:width="8.6cm" svg:height="8.6cm" svg:x="109.6cm" svg:y="68.3cm">
            <text:p/>
          </draw:rect>
        </draw:g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83.6cm" svg:x2="21cm" svg:y2="84.1cm">
          <text:p/>
        </draw:line>
        <draw:line draw:style-name="gr1" draw:text-style-name="P1" draw:layer="layout" svg:x1="99.9cm" svg:y1="0cm" svg:x2="99.9cm" svg:y2="0.5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80.9cm" svg:y1="83.6cm" svg:x2="80.9cm" svg:y2="84.1cm">
          <text:p/>
        </draw:line>
        <draw:line draw:style-name="gr1" draw:text-style-name="P1" draw:layer="layout" svg:x1="80.9cm" svg:y1="0cm" svg:x2="80.9cm" svg:y2="0.5cm">
          <text:p/>
        </draw:line>
        <draw:line draw:style-name="gr1" draw:text-style-name="P1" draw:layer="layout" svg:x1="61.9cm" svg:y1="0cm" svg:x2="61.9cm" svg:y2="0.5cm">
          <text:p/>
        </draw:line>
        <draw:line draw:style-name="gr1" draw:text-style-name="P1" draw:layer="layout" svg:x1="61.9cm" svg:y1="83.6cm" svg:x2="61.9cm" svg:y2="84.1cm">
          <text:p/>
        </draw:line>
        <draw:line draw:style-name="gr1" draw:text-style-name="P1" draw:layer="layout" svg:x1="42.9cm" svg:y1="83.6cm" svg:x2="42.9cm" svg:y2="84.1cm">
          <text:p/>
        </draw:line>
        <draw:line draw:style-name="gr1" draw:text-style-name="P1" draw:layer="layout" svg:x1="42.9cm" svg:y1="0cm" svg:x2="42.9cm" svg:y2="0.5cm">
          <text:p/>
        </draw:line>
        <draw:line draw:style-name="gr1" draw:text-style-name="P1" draw:layer="layout" svg:x1="118.4cm" svg:y1="54.4cm" svg:x2="118.9cm" svg:y2="54.4cm">
          <text:p/>
        </draw:line>
        <draw:line draw:style-name="gr1" draw:text-style-name="P1" draw:layer="layout" svg:x1="118.4cm" svg:y1="24.7cm" svg:x2="118.9cm" svg:y2="24.7cm">
          <text:p/>
        </draw:line>
        <draw:line draw:style-name="gr1" draw:text-style-name="P1" draw:layer="layout" svg:x1="0cm" svg:y1="54.4cm" svg:x2="2cm" svg:y2="54.4cm">
          <text:p/>
        </draw:line>
        <draw:line draw:style-name="gr1" draw:text-style-name="P1" draw:layer="layout" svg:x1="0cm" svg:y1="24.7cm" svg:x2="2cm" svg:y2="24.7cm">
          <text:p/>
        </draw:line>
        <draw:custom-shape draw:name="map" draw:style-name="gr7" draw:text-style-name="P1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scale" draw:style-name="gr8" draw:text-style-name="P2" draw:layer="printed_elements" svg:width="3.3cm" svg:height="0.53cm" svg:x="110.6cm" svg:y="79.1cm">
          <draw:text-box>
            <text:p><text:span text:style-name="T1">scale</text:span></text:p>
          </draw:text-box>
        </draw:frame>
        <draw:frame draw:name="date" draw:style-name="gr8" draw:text-style-name="P2" draw:layer="printed_elements" svg:width="3.25cm" svg:height="0.53cm" svg:x="115.15cm" svg:y="79.1cm">
          <draw:text-box>
            <text:p><text:span text:style-name="T1">date</text:span></text:p>
          </draw:text-box>
        </draw:frame>
        <draw:frame draw:name="comment1" draw:style-name="gr5" draw:text-style-name="P3" draw:layer="printed_elements" svg:width="9.099cm" svg:height="0.649cm" svg:x="109.501cm" svg:y="80.5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9cm" svg:height="0.729cm" svg:x="109.5cm" svg:y="79.948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8.7cm" svg:height="0.649cm" svg:x="109.5cm" svg:y="81.251cm">
          <draw:text-box>
            <text:p><text:span text:style-name="T2">comment2</text:span></text:p>
          </draw:text-box>
        </draw:frame>
        <draw:custom-shape draw:name="northarrow" draw:style-name="gr7" draw:text-style-name="P1" draw:layer="printed_elements" svg:width="1.6cm" svg:height="1.6cm" svg:x="109.6cm" svg:y="7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erview" draw:style-name="gr7" draw:text-style-name="P1" draw:layer="printed_elements" svg:width="8.5cm" svg:height="8.5cm" svg:x="109.65cm" svg:y="68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7T12:11:30.51</meta:creation-date>
    <dc:date>2014-09-12T11:33:38.543448886</dc:date>
    <meta:editing-duration>PT48M51S</meta:editing-duration>
    <meta:editing-cycles>18</meta:editing-cycles>
    <meta:generator>LibreOffice/4.2.6.3$Linux_X86_64 LibreOffice_project/420m0$Build-3</meta:generator>
    <meta:document-statistic meta:object-count="38"/>
  </office:meta>
</office:document-meta>
</file>